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638040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2.75" calcext:value-type="float">
            <text:p>22.75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05 kWh</text:p>
          </table:table-cell>
          <table:table-cell office:value-type="float" office:value="1285.27" calcext:value-type="float">
            <text:p>1285.27</text:p>
          </table:table-cell>
          <table:table-cell office:value-type="string" calcext:value-type="string">
            <text:p>09-01-2018</text:p>
          </table:table-cell>
          <table:table-cell office:value-type="string" calcext:value-type="string">
            <text:p>06-02-2018</text:p>
          </table:table-cell>
          <table:table-cell/>
          <table:table-cell office:value-type="float" office:value="14.53" calcext:value-type="float">
            <text:p>14.53</text:p>
          </table:table-cell>
          <table:table-cell office:value-type="string" calcext:value-type="string">
            <text:p>T-0</text:p>
          </table:table-cell>
          <table:table-cell office:value-type="float" office:value="1490.18" calcext:value-type="float">
            <text:p>1490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9.3" calcext:value-type="float">
            <text:p>9.3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27 kWh</text:p>
          </table:table-cell>
          <table:table-cell office:value-type="float" office:value="1440.44" calcext:value-type="float">
            <text:p>1440.44</text:p>
          </table:table-cell>
          <table:table-cell office:value-type="string" calcext:value-type="string">
            <text:p>09-12-2017</text:p>
          </table:table-cell>
          <table:table-cell office:value-type="string" calcext:value-type="string">
            <text:p>09-01-2018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string" calcext:value-type="string">
            <text:p>T-0</text:p>
          </table:table-cell>
          <table:table-cell office:value-type="float" office:value="1632.81" calcext:value-type="float">
            <text:p>1632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1.04" calcext:value-type="float">
            <text:p>21.04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93 kWh</text:p>
          </table:table-cell>
          <table:table-cell office:value-type="float" office:value="1912.04" calcext:value-type="float">
            <text:p>1912.04</text:p>
          </table:table-cell>
          <table:table-cell office:value-type="string" calcext:value-type="string">
            <text:p>07-11-2017</text:p>
          </table:table-cell>
          <table:table-cell office:value-type="string" calcext:value-type="string">
            <text:p>09-12-2017</text:p>
          </table:table-cell>
          <table:table-cell/>
          <table:table-cell office:value-type="float" office:value="20.78" calcext:value-type="float">
            <text:p>20.78</text:p>
          </table:table-cell>
          <table:table-cell office:value-type="string" calcext:value-type="string">
            <text:p>T-0</text:p>
          </table:table-cell>
          <table:table-cell office:value-type="float" office:value="2120.18" calcext:value-type="float">
            <text:p>2120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3.76" calcext:value-type="float">
            <text:p>13.7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66 kWh</text:p>
          </table:table-cell>
          <table:table-cell office:value-type="float" office:value="1709.25" calcext:value-type="float">
            <text:p>1709.25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07-11-2017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string" calcext:value-type="string">
            <text:p>T-0</text:p>
          </table:table-cell>
          <table:table-cell office:value-type="float" office:value="1907.39" calcext:value-type="float">
            <text:p>1907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11.64" calcext:value-type="float">
            <text:p>211.6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68 kWh</text:p>
          </table:table-cell>
          <table:table-cell office:value-type="float" office:value="1716.61" calcext:value-type="float">
            <text:p>1716.61</text:p>
          </table:table-cell>
          <table:table-cell office:value-type="string" calcext:value-type="string">
            <text:p>06-09-2017</text:p>
          </table:table-cell>
          <table:table-cell office:value-type="string" calcext:value-type="string">
            <text:p>07-10-2017</text:p>
          </table:table-cell>
          <table:table-cell/>
          <table:table-cell office:value-type="float" office:value="18.82" calcext:value-type="float">
            <text:p>18.82</text:p>
          </table:table-cell>
          <table:table-cell office:value-type="string" calcext:value-type="string">
            <text:p>T-0</text:p>
          </table:table-cell>
          <table:table-cell office:value-type="float" office:value="2112.03" calcext:value-type="float">
            <text:p>2112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43.87" calcext:value-type="float">
            <text:p>243.87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79 kWh</text:p>
          </table:table-cell>
          <table:table-cell office:value-type="float" office:value="1788.08" calcext:value-type="float">
            <text:p>1788.08</text:p>
          </table:table-cell>
          <table:table-cell office:value-type="string" calcext:value-type="string">
            <text:p>07-08-2017</text:p>
          </table:table-cell>
          <table:table-cell office:value-type="string" calcext:value-type="string">
            <text:p>06-09-2017</text:p>
          </table:table-cell>
          <table:table-cell/>
          <table:table-cell office:value-type="float" office:value="19.52" calcext:value-type="float">
            <text:p>19.52</text:p>
          </table:table-cell>
          <table:table-cell office:value-type="string" calcext:value-type="string">
            <text:p>T-0</text:p>
          </table:table-cell>
          <table:table-cell office:value-type="float" office:value="2215.76" calcext:value-type="float">
            <text:p>2215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0.85" calcext:value-type="float">
            <text:p>20.85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80 kWh</text:p>
          </table:table-cell>
          <table:table-cell office:value-type="float" office:value="1788.08" calcext:value-type="float">
            <text:p>1788.08</text:p>
          </table:table-cell>
          <table:table-cell office:value-type="string" calcext:value-type="string">
            <text:p>07-07-2017</text:p>
          </table:table-cell>
          <table:table-cell office:value-type="string" calcext:value-type="string">
            <text:p>07-08-2017</text:p>
          </table:table-cell>
          <table:table-cell/>
          <table:table-cell office:value-type="float" office:value="19.52" calcext:value-type="float">
            <text:p>19.52</text:p>
          </table:table-cell>
          <table:table-cell office:value-type="string" calcext:value-type="string">
            <text:p>T-0</text:p>
          </table:table-cell>
          <table:table-cell office:value-type="float" office:value="1992.07" calcext:value-type="float">
            <text:p>1992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3.36" calcext:value-type="float">
            <text:p>13.3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82 kWh</text:p>
          </table:table-cell>
          <table:table-cell office:value-type="float" office:value="1794.86" calcext:value-type="float">
            <text:p>1794.86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07-07-2017</text:p>
          </table:table-cell>
          <table:table-cell/>
          <table:table-cell office:value-type="float" office:value="19.58" calcext:value-type="float">
            <text:p>19.58</text:p>
          </table:table-cell>
          <table:table-cell office:value-type="string" calcext:value-type="string">
            <text:p>T-0</text:p>
          </table:table-cell>
          <table:table-cell office:value-type="float" office:value="1990.75" calcext:value-type="float">
            <text:p>1990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5.5" calcext:value-type="float">
            <text:p>25.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98 kWh</text:p>
          </table:table-cell>
          <table:table-cell office:value-type="float" office:value="1868.65" calcext:value-type="float">
            <text:p>1868.65</text:p>
          </table:table-cell>
          <table:table-cell office:value-type="string" calcext:value-type="string">
            <text:p>08-05-2017</text:p>
          </table:table-cell>
          <table:table-cell office:value-type="string" calcext:value-type="string">
            <text:p>07-06-2017</text:p>
          </table:table-cell>
          <table:table-cell/>
          <table:table-cell office:value-type="float" office:value="20.31" calcext:value-type="float">
            <text:p>20.31</text:p>
          </table:table-cell>
          <table:table-cell office:value-type="string" calcext:value-type="string">
            <text:p>T-0</text:p>
          </table:table-cell>
          <table:table-cell office:value-type="float" office:value="2076.73" calcext:value-type="float">
            <text:p>2076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7.71" calcext:value-type="float">
            <text:p>17.7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32 kWh</text:p>
          </table:table-cell>
          <table:table-cell office:value-type="float" office:value="2085.86" calcext:value-type="float">
            <text:p>2085.86</text:p>
          </table:table-cell>
          <table:table-cell office:value-type="string" calcext:value-type="string">
            <text:p>06-04-2017</text:p>
          </table:table-cell>
          <table:table-cell office:value-type="string" calcext:value-type="string">
            <text:p>08-05-2017</text:p>
          </table:table-cell>
          <table:table-cell office:value-type="float" office:value="146.01" calcext:value-type="float">
            <text:p>146.01</text:p>
          </table:table-cell>
          <table:table-cell office:value-type="float" office:value="22.48" calcext:value-type="float">
            <text:p>22.48</text:p>
          </table:table-cell>
          <table:table-cell office:value-type="string" calcext:value-type="string">
            <text:p>T-0</text:p>
          </table:table-cell>
          <table:table-cell office:value-type="float" office:value="2434.53" calcext:value-type="float">
            <text:p>2434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7.16" calcext:value-type="float">
            <text:p>7.16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15 kWh</text:p>
          </table:table-cell>
          <table:table-cell office:value-type="float" office:value="1960.56" calcext:value-type="float">
            <text:p>1960.56</text:p>
          </table:table-cell>
          <table:table-cell office:value-type="string" calcext:value-type="string">
            <text:p>08-03-2017</text:p>
          </table:table-cell>
          <table:table-cell office:value-type="string" calcext:value-type="string">
            <text:p>06-04-2017</text:p>
          </table:table-cell>
          <table:table-cell office:value-type="float" office:value="137.24" calcext:value-type="float">
            <text:p>137.24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T-0</text:p>
          </table:table-cell>
          <table:table-cell office:value-type="float" office:value="2287.97" calcext:value-type="float">
            <text:p>2287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2.63" calcext:value-type="float">
            <text:p>12.6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86 kWh</text:p>
          </table:table-cell>
          <table:table-cell office:value-type="float" office:value="1755.17" calcext:value-type="float">
            <text:p>1755.17</text:p>
          </table:table-cell>
          <table:table-cell office:value-type="string" calcext:value-type="string">
            <text:p>06-02-2017</text:p>
          </table:table-cell>
          <table:table-cell office:value-type="string" calcext:value-type="string">
            <text:p>08-03-2017</text:p>
          </table:table-cell>
          <table:table-cell/>
          <table:table-cell office:value-type="float" office:value="19.16" calcext:value-type="float">
            <text:p>19.16</text:p>
          </table:table-cell>
          <table:table-cell office:value-type="string" calcext:value-type="string">
            <text:p>T-0</text:p>
          </table:table-cell>
          <table:table-cell office:value-type="float" office:value="1948.11" calcext:value-type="float">
            <text:p>1948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01:17.593000000</meta:creation-date>
    <dc:date>2018-03-26T11:04:03.657000000</dc:date>
    <meta:editing-duration>PT2M46S</meta:editing-duration>
    <meta:editing-cycles>1</meta:editing-cycles>
    <meta:document-statistic meta:table-count="1" meta:cell-count="145" meta:object-count="0"/>
    <meta:generator>LibreOffice/5.3.4.2$Windows_x86 LibreOffice_project/f82d347ccc0be322489bf7da61d7e4ad13fe2ff3</meta:generator>
  </office:meta>
</office:document-meta>
</file>